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orizontal_20_Line">
      <style:text-properties style:font-name="Times New Roman"/>
    </style:style>
    <style:style style:name="P2" style:family="paragraph" style:parent-style-name="Horizontal_20_Line">
      <style:text-properties style:font-name="Times New Roman" officeooo:rsid="00109586"/>
    </style:style>
    <style:style style:name="P3" style:family="paragraph" style:parent-style-name="Standard">
      <style:text-properties officeooo:rsid="000b747f" officeooo:paragraph-rsid="000b747f"/>
    </style:style>
    <style:style style:name="P4" style:family="paragraph" style:parent-style-name="Standard">
      <style:text-properties style:font-name="Times New Roman" officeooo:rsid="000b747f" officeooo:paragraph-rsid="000b747f"/>
    </style:style>
    <style:style style:name="P5" style:family="paragraph" style:parent-style-name="Standard">
      <style:text-properties style:font-name="Times New Roman" officeooo:rsid="000eeeef" officeooo:paragraph-rsid="000eeeef"/>
    </style:style>
    <style:style style:name="P6" style:family="paragraph" style:parent-style-name="Standard">
      <style:text-properties style:font-name="Times New Roman" officeooo:rsid="000cf0d1" officeooo:paragraph-rsid="000cf0d1"/>
    </style:style>
    <style:style style:name="P7" style:family="paragraph" style:parent-style-name="Standard">
      <style:text-properties style:font-name="Times New Roman" officeooo:rsid="000cf0d1" officeooo:paragraph-rsid="000e2266"/>
    </style:style>
    <style:style style:name="P8" style:family="paragraph" style:parent-style-name="Standard">
      <style:text-properties style:font-name="Times New Roman" officeooo:rsid="00109586" officeooo:paragraph-rsid="00109586"/>
    </style:style>
    <style:style style:name="P9" style:family="paragraph" style:parent-style-name="Text_20_body">
      <style:text-properties style:font-name="Times New Roman" officeooo:rsid="000eeeef" officeooo:paragraph-rsid="000eeeef"/>
    </style:style>
    <style:style style:name="P10" style:family="paragraph" style:parent-style-name="Text_20_body">
      <style:text-properties style:font-name="Times New Roman"/>
    </style:style>
    <style:style style:name="T1" style:family="text">
      <style:text-properties officeooo:rsid="000dbfee"/>
    </style:style>
    <style:style style:name="T2" style:family="text">
      <style:text-properties officeooo:rsid="000e2266"/>
    </style:style>
    <style:style style:name="T3" style:family="text">
      <style:text-properties officeooo:rsid="000eeeef"/>
    </style:style>
    <style:style style:name="T4" style:family="text">
      <style:text-properties officeooo:rsid="000f2c81"/>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is my conversation with ChatGPT:</text:p>
      <text:p text:style-name="P3"><text:a xlink:type="simple" xlink:href="https://chatgpt.com/c/69175d4f-dda4-8329-807e-f2a66919b0f0" text:style-name="Internet_20_link" text:visited-style-name="Visited_20_Internet_20_Link"><text:span text:style-name="T5">https://chatgpt.com/c/69175d4f-dda4-8329-807e-f2a66919b0f0</text:span></text:a></text:p>
      <text:p text:style-name="P4"/>
      <text:p text:style-name="P5">My raw written text:</text:p>
      <text:p text:style-name="P4"/>
      <text:p text:style-name="P6"><text:tab/>Considering trustworthiness of products is something that consumers do whenever they shop online. At Amazon, you have the opportunity to set the standard for authentically written product reviews. We acknowledge the experience that you have in setting these standards for marketplace fairness, and we are looking forward to working together to continue fostering customer trust as we combat the escalation of manipulated reviews.</text:p>
      <text:p text:style-name="P7"><text:tab/>With millions of businesses operating on your platform, sellers undergo intense and healthy competition. The need to produce a reputation of excellence drives many businesses to generate either incentivized or misleading reviews that can cause customers to overpay or buy low-quality products. We have seen already in 2024 that the FTC has put out a ban on the purchasing of fake reviews. While this effort is great to help level the playing field for businesses, <text:span text:style-name="T2">it is still clear</text:span> that sellers are trying to garner inauthentic popularity through other strategies. Your strategy of employing machine learning to analyze suspicious reviews before they are posted is excellent for verification. To strengthen your zero-tolerance policy on fake review brokering, we <text:span text:style-name="T1">can bolster these efforts and will clarify other</text:span> opportunities to get ahead <text:span text:style-name="T1">of</text:span> bad actors <text:span text:style-name="T1">as they evolve</text:span>. </text:p>
      <text:p text:style-name="P7"><text:tab/><text:span text:style-name="T2">For example, </text:span>'<text:span text:style-name="T2">b</text:span>rushing' scams, <text:span text:style-name="T1">unsolicited free item deliveries pushed through </text:span><text:span text:style-name="T2">Amazon,</text:span> <text:span text:style-name="T1">present issues that can even compromise shoppers' data security. </text:span><text:span text:style-name="T2">We see that your research covers a wide landscape of awareness and pattern-recognition regarding fraudulent behaviours on your platform. </text:span></text:p>
      <text:p text:style-name="P7"/>
      <text:p text:style-name="P1"/>
      <text:p text:style-name="P9">A ChatGPT iteration <text:span text:style-name="T4">(with more minor tweaks from myself)</text:span>:</text:p>
      <text:p text:style-name="P10">Considering the trustworthiness of products is something that consumers do every time they shop online. At Amazon, you have the opportunity—and the responsibility—to set the global standard for authentically written product reviews. We acknowledge the extensive experience you already have in developing these standards for marketplace fairness, and we look forward to working together to continue fostering customer trust as we confront the rapid escalation of manipulated and deceptive reviews.</text:p>
      <text:p text:style-name="P10">With millions of businesses operating on your platform, sellers face intense and healthy competition. The drive to build a reputation of excellence, however, has increasingly pushed some sellers toward incentivized, AI-generated, or misleading reviews. These practices can cause customers to overpay, purchase low-quality products, or abandon trust in the review system altogether. In 2024, the FTC took a major regulatory step by banning the purchase or sale of fake reviews. While this effort improves accountability, it is clear from independent consumer-protection groups, regulatory bulletins, and recent shopper reports that sellers continue to pursue inauthentic strategies to boost visibility, rank, and perceived credibility.</text:p>
      <text:p text:style-name="P10"><text:span text:style-name="T3">You are</text:span> already addressing these issues on several fronts. Your machine-learning systems flag suspicious review patterns; Verified Purchase markers increase transparency; and internal investigation teams proactively remove known fake-review brokering networks. These are strong foundations. At the same time, publicly available research shows that fake-review practices—such as coordinated off-platform reviewer groups, AI-generated recommendations, and paid five-star review farms—are still <text:soft-page-break/>evolving quickly enough that even advanced detection systems can be challenged. Studies across global e-commerce platforms indicate that 30–40% of online reviews may contain inauthentic elements, meaning the broader landscape of deception remains both large and economically motivated.</text:p>
      <text:p text:style-name="Text_20_body"><text:span text:style-name="T5">One of the more concerning and persistent issues is the rise of </text:span><text:span text:style-name="Emphasis"><text:span text:style-name="T5">brushing scams</text:span></text:span><text:span text:style-name="T5">: unsolicited free item deliveries pushed to real customers’ addresses to generate fraudulent “verified purchase” reviews. Recent cases reported in late 2024 and 2025 show that brushing continues at meaningful scale, sometimes involving dozens of packages sent to a single household. While Amazon’s current process—encouraging customers to report unwanted packages, investigating seller accounts, and escalating serious cases to law enforcement—is an important response, brushing also signals potential misuse of customers’ personal information. This elevates the issue from a marketplace-integrity problem to one with implications for data protection, customer safety, and regulatory exposure.</text:span></text:p>
      <text:p text:style-name="P10">Because consumer trust directly influences sales, conversion rates, and product discoverability, strengthening review authenticity is essential. Both quantitative evidence (such as increased sales rank correlated with higher ratings) and user-reported behaviour (such as abandoning products with unclear review credibility) demonstrate that review integrity is not just a fairness issue; it is a direct driver of marketplace performance.</text:p>
      <text:p text:style-name="P10">For these reasons, we see a key opportunity to expand your existing systems, increase review transparency, and reinforce proactive detection methods before bad actors adapt further. The next section outlines precisely how our collaborative process will work and what it will be like to partner with our team as we move from assessment to solution design.</text:p>
      <text:p text:style-name="P8"/>
      <text:p text:style-name="Horizontal_20_Line"/>
      <text:p text:style-name="Text_20_body"><text:span text:style-name="Strong_20_Emphasis">References</text:span></text:p>
      <text:p text:style-name="Text_20_body">Akesson, Jesper, Robert W. Hahn, Robert D. Metcalfe, and Manuel Monti-Nussbaum. 2023. <text:span text:style-name="Emphasis">“The Impact of Fake Reviews on Demand and Welfare.”</text:span> NBER Working Paper No. 31836. Cambridge, MA: National Bureau of Economic Research. <text:a xlink:type="simple" xlink:href="https://doi.org/10.3386/w31836" text:style-name="Internet_20_link" text:visited-style-name="Visited_20_Internet_20_Link">https://doi.org/10.3386/w31836</text:a>. (<text:a xlink:type="simple" xlink:href="https://www.nber.org/papers/w31836?utm_source=chatgpt.com" text:style-name="Internet_20_link" text:visited-style-name="Visited_20_Internet_20_Link">NBER</text:a>)</text:p>
      <text:p text:style-name="Text_20_body">Amazon. n.d. “Behind the Scenes: How Amazon Maintains a Trusted Review Experience.” <text:span text:style-name="Emphasis">Trustworthy Shopping</text:span>. Accessed November 17, 2025. <text:a xlink:type="simple" xlink:href="https://trustworthyshopping.aboutamazon.com/how-amazon-maintains-a-trusted-review-experience" text:style-name="Internet_20_link" text:visited-style-name="Visited_20_Internet_20_Link">https://trustworthyshopping.aboutamazon.com/how-amazon-maintains-a-trusted-review-experience</text:a>. (<text:a xlink:type="simple" xlink:href="https://trustworthyshopping.aboutamazon.com/how-amazon-maintains-a-trusted-review-experience?utm_source=chatgpt.com" text:style-name="Internet_20_link" text:visited-style-name="Visited_20_Internet_20_Link">Trustworthy Shopping at Amazon</text:a>)</text:p>
      <text:p text:style-name="Text_20_body">Amazon. n.d. “Scam Trends.” <text:span text:style-name="Emphasis">Trustworthy Shopping (UK-site)</text:span>. Accessed November 17, 2025. <text:a xlink:type="simple" xlink:href="https://trustworthyshopping.aboutamazon.com/en-uk/amazon-scam-trends" text:style-name="Internet_20_link" text:visited-style-name="Visited_20_Internet_20_Link">https://trustworthyshopping.aboutamazon.com/en-uk/amazon-scam-trends</text:a>. (<text:a xlink:type="simple" xlink:href="https://trustworthyshopping.aboutamazon.com/?utm_source=chatgpt.com" text:style-name="Internet_20_link" text:visited-style-name="Visited_20_Internet_20_Link">Trustworthy Shopping at Amazon</text:a>)</text:p>
      <text:p text:style-name="Text_20_body">Ashraf, Sehrish Jehan. 2024. “Brushing Scams Statistics: 35–40% of Reviews Would Be Fake on E-commerce Platforms by 2025!” <text:span text:style-name="Emphasis">VPNRanks</text:span>, November 24, 2024. <text:a xlink:type="simple" xlink:href="https://www.vpnranks.com/resources/brushing-scams-statistics" text:style-name="Internet_20_link" text:visited-style-name="Visited_20_Internet_20_Link">https://www.vpnranks.com/resources/brushing-scams-statistics</text:a>. (<text:a xlink:type="simple" xlink:href="https://www.vpnranks.com/resources/brushing-scams-statistics/?utm_source=chatgpt.com" text:style-name="Internet_20_link" text:visited-style-name="Visited_20_Internet_20_Link">vpnranks.com</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10:36:38.293536608</meta:creation-date>
    <dc:date>2025-11-17T16:22:35.164244693</dc:date>
    <meta:editing-duration>PT5H45M54S</meta:editing-duration>
    <meta:editing-cycles>7</meta:editing-cycles>
    <meta:generator>LibreOffice/7.6.6.3$MacOSX_X86_64 LibreOffice_project/d97b2716a9a4a2ce1391dee1765565ea469b0ae7</meta:generator>
    <meta:document-statistic meta:table-count="0" meta:image-count="0" meta:object-count="0" meta:page-count="2" meta:paragraph-count="18" meta:word-count="852" meta:character-count="6279" meta:non-whitespace-character-count="5448"/>
  </office:meta>
</office:document-meta>
</file>